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53b" officeooo:paragraph-rsid="001e35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dchi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5:35:17.245916919</meta:creation-date>
    <dc:date>2021-02-25T15:35:30.611421409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6.2$Linux_X86_64 LibreOffice_project/40$Build-2</meta:generator>
  </office:meta>
</office:document-meta>
</file>